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justify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TMLからWordPressへの移行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発表の流れ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個人的な経緯</text:p>
              </text:list-item>
              <text:list-item>
                <text:p>サイトを分解する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個人的な経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me Page builderで制作されたサイトは多い</text:p>
                <text:list>
                  <text:list-item>
                    <text:p>Webマーケティングに興味がある</text:p>
                  </text:list-item>
                  <text:list-item>
                    <text:p>コンテンツはブログのような内容だったりする</text:p>
                    <text:list>
                      <text:list-item>
                        <text:p>WordPressで構築できそう</text:p>
                      </text:list-item>
                      <text:list-item>
                        <text:p>OCNのPage Onのようにサービス終了間際が狙い目</text:p>
                      </text:list-item>
                    </text:list>
                  </text:list-item>
                  <text:list-item>
                    <text:p>自身の成果物に愛着を持っている</text:p>
                    <text:list>
                      <text:list-item>
                        <text:p>成果物をベースに修正</text:p>
                      </text:list-item>
                      <text:list-item>
                        <text:p>壊すと怒ら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サイトを分解す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以下の手順で修正すると効率が良い（かもしれない）</text:p>
                <text:list>
                  <text:list-item>
                    <text:p>HTMLの修正</text:p>
                  </text:list-item>
                  <text:list-item>
                    <text:p>CSSの修正</text:p>
                  </text:list-item>
                  <text:list-item>
                    <text:p>attachment（img, wavファイル等）の抽出</text:p>
                  </text:list-item>
                  <text:list-item>
                    <text:p>attachmentの投稿</text:p>
                  </text:list-item>
                  <text:list-item>
                    <text:p>slug, ID, URIの抽出</text:p>
                  </text:list-item>
                  <text:list-item>
                    <text:p>slug（ファイル名）からURIへ変換</text:p>
                  </text:list-item>
                  <text:list-item>
                    <text:p>&lt;body&gt;tagの抽出</text:p>
                  </text:list-item>
                  <text:list-item>
                    <text:p>記事（&lt;body&gt;tagのデータ）の投稿</text:p>
                  </text:list-item>
                  <text:list-item>
                    <text:p>taxonomyの設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HTMLの修正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壊れている</text:p>
                <text:list>
                  <text:list-item>
                    <text:p text:style-name="P1">Shift-<text:span text:style-name="T1">JIS</text:span></text:p>
                  </text:list-item>
                  <text:list-item>
                    <text:p text:style-name="P1"><text:span text:style-name="T2">tag</text:span><text:span text:style-name="T2">が揃っていない</text:span></text:p>
                  </text:list-item>
                </text:list>
              </text:list-item>
              <text:list-item>
                <text:p>jsdom + jQuery, cheerioが動かない</text:p>
              </text:list-item>
              <text:list-item>
                <text:p>tidy (html-beautifier)</text:p>
                <text:list>
                  <text:list-item>
                    <text:p>正しいhtmlを吐いてくれる(はず)</text:p>
                  </text:list-item>
                  <text:list-item>
                    <text:p>tidy -utf8 -o ${odir}/${file} ${fil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tyle tagの抽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ssが壊れている</text:p>
              </text:list-item>
              <text:list-item>
                <text:p>csstidy</text:p>
                <text:list>
                  <text:list-item>
                    <text:p>&lt;style&gt;tagの中身しか修正しない</text:p>
                  </text:list-item>
                  <text:list-item>
                    <text:p>htmlが壊れる</text:p>
                  </text:list-item>
                </text:list>
              </text:list-item>
              <text:list-item>
                <text:p>cheerio</text:p>
                <text:list>
                  <text:list-item>
                    <text:p>jQueryライクなスクレイピング用の軽量ライブラリ</text:p>
                  </text:list-item>
                  <text:list-item>
                    <text:p>$.fn.css()が使えない</text:p>
                  </text:list-item>
                </text:list>
              </text:list-item>
              <text:list-item>
                <text:p>jsdom + jQuery</text:p>
                <text:list>
                  <text:list-item>
                    <text:p>Node.js製のdom parser</text:p>
                  </text:list-item>
                  <text:list-item>
                    <text:p>$.fn.css()でプロパティの読み取りができる</text:p>
                  </text:list-item>
                  <text:list-item>
                    <text:p>internal cssを吐き出してくれない（inline化される）</text:p>
                  </text:list-item>
                  <text:list-item>
                    <text:p>&lt;body&gt;tagの末尾にjQueryをロードするためのタグが追加される</text:p>
                  </text:list-item>
                </text:list>
              </text:list-item>
              <text:list-item>
                <text:p>PhantomJS</text:p>
                <text:list>
                  <text:list-item>
                    <text:p>webkitを使ったヘッドレスブラウザ</text:p>
                  </text:list-item>
                  <text:list-item>
                    <text:p>実際のブラウザに一番に近い実装（のはず）</text:p>
                  </text:list-item>
                  <text:list-item>
                    <text:p>試せていない（コンパイルが簡単には通らなかった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ssの修正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sstidy</text:p>
                <text:list>
                  <text:list-item>
                    <text:p>キレイなcssファイルを出力</text:p>
                  </text:list-item>
                  <text:list-item>
                    <text:p>htmlまでは吐かない</text:p>
                  </text:list-item>
                  <text:list-item>
                    <text:p>ゴミが残るので確認が必要</text:p>
                    <text:list>
                      <text:list-item>
                        <text:p>&lt;-- --&gt;が修正後のコードに残った</text:p>
                      </text:list-item>
                    </text:list>
                  </text:list-item>
                  <text:list-item>
                    <text:p>csstidy $src $d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htmlとcssのmer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修正したhtmlとcssをマージ</text:p>
              </text:list-item>
              <text:list-item>
                <text:p>手動(マージ用のスクリプトが見当たらない)</text:p>
              </text:list-item>
              <text:list-item>
                <text:p>jsdom + jQueryやcheerioで&lt;style&gt;tag内を変換</text:p>
                <text:list>
                  <text:list-item>
                    <text:p>inline化されたcssを出力する</text:p>
                  </text:list-item>
                  <text:list-item>
                    <text:p>internal cssが欲しい</text:p>
                  </text:list-item>
                </text:list>
              </text:list-item>
              <text:list-item>
                <text:p>reworkcss/css</text:p>
                <text:list>
                  <text:list-item>
                    <text:p>css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heerioの注意点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デフォルトだとhexed codeを吐き出す</text:p>
              </text:list-item>
              <text:list-item>
                <text:p>html-entitiesでdecodeする必要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画像データ等の抽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img&gt;タグ</text:p>
              </text:list-item>
              <text:list-item>
                <text:p>&lt;style&gt;タグ</text:p>
                <text:list>
                  <text:list-item>
                    <text:p>jsdom+ jQueryで抽出可能</text:p>
                    <text:list>
                      <text:list-item>
                        <text:p>Internal CSSの書き換え不可能</text:p>
                      </text:list-item>
                      <text:list-item>
                        <text:p>inline cssに変換されてしまう</text:p>
                      </text:list-item>
                    </text:list>
                  </text:list-item>
                  <text:list-item>
                    <text:p>&lt;style&gt;タグ内のinternal cssを書換え</text:p>
                    <text:list>
                      <text:list-item>
                        <text:p>reworkcss/css par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ttachmentの投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p post</text:p>
              </text:list-item>
              <text:list-item>
                <text:p>投稿後のGUIDを利用した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ID, URLの取得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投稿したattachment file</text:p>
                <text:list>
                  <text:list-item>
                    <text:p>ファイル名 = slug</text:p>
                  </text:list-item>
                </text:list>
              </text:list-item>
              <text:list-item>
                <text:p>slugから</text:p>
                <text:list>
                  <text:list-item>
                    <text:p>ID, URIを取得</text:p>
                  </text:list-item>
                  <text:list-item>
                    <text:p>wp list</text:p>
                  </text:list-item>
                  <text:list-item>
                    <text:p>wp eval-file get_id_by_slug.php $line</text:p>
                    <text:list>
                      <text:list-item>
                        <text:p>slugから<text:span text:style-name="T2">ID</text:span><text:span text:style-name="T2">を取得する関数が見当たらない</text:span></text:p>
                      </text:list-item>
                      <text:list-item>
                        <text:p><text:span text:style-name="T2">eval-file</text:span><text:span text:style-name="T2">で</text:span><text:span text:style-name="T2">script</text:span><text:span text:style-name="T2">を実行してくれる</text:span></text:p>
                      </text:list-item>
                      <text:list-item>
                        <text:p><text:span text:style-name="T2">追記：</text:span><text:span text:style-name="T2">wp post list --field=ID, --post_type=page ...</text:span><text:span text:style-name="T2">で出来た（</text:span><text:span text:style-name="T2">29/10/2015</text:span><text:span text:style-name="T2">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画像ファイルの変換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ファイル名(= slug)をURLに変換</text:p>
                <text:list>
                  <text:list-item>
                    <text:p>WordPressは絶対パスの形式で扱う</text:p>
                  </text:list-item>
                  <text:list-item>
                    <text:p>相対パスより絶対パスの方がポータビリティが高い</text:p>
                    <text:list>
                      <text:list-item>
                        <text:p>とforumで議論されていた</text:p>
                      </text:list-item>
                    </text:list>
                  </text:list-item>
                </text:list>
              </text:list-item>
              <text:list-item>
                <text:p>jsdom + jQuery</text:p>
                <text:list>
                  <text:list-item>
                    <text:p>cheerioは.css()をサポートしていない</text:p>
                  </text:list-item>
                  <text:list-item>
                    <text:p>jsdom+jQueryでもinternal cssは吐いてくれない</text:p>
                    <text:list>
                      <text:list-item>
                        <text:p>Inline cssの形式に変換されてしまう</text:p>
                      </text:list-item>
                    </text:list>
                  </text:list-item>
                </text:list>
              </text:list-item>
              <text:list-item>
                <text:p>reworkcss/css</text:p>
                <text:list>
                  <text:list-item>
                    <text:p>css parser</text:p>
                  </text:list-item>
                  <text:list-item>
                    <text:p>ｃssのインデントまで書換えてくれる(はず)</text:p>
                  </text:list-item>
                </text:list>
              </text:list-item>
              <text:list-item>
                <text:p>追記(2015/11/23)</text:p>
                <text:list>
                  <text:list-item>
                    <text:p>html-beautifier</text:p>
                  </text:list-item>
                  <text:list-item>
                    <text:p>gulp-repl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&lt;body&gt;tagの抽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投稿用に記事を抽出</text:p>
                <text:list>
                  <text:list-item>
                    <text:p>jsdom + jQuery</text:p>
                    <text:list>
                      <text:list-item>
                        <text:p>jsdomを使うと、&lt;body&gt;tagの末尾にjQueryがロードされる</text:p>
                      </text:list-item>
                      <text:list-item>
                        <text:p>htmlの整形の用途で使うと困ることになる</text:p>
                        <text:list>
                          <text:list-item>
                            <text:p>ロードしたjQueryのタグを消す方法は未確認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記事の投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p cliから記事（抽出したbodyタグ）の投稿</text:p>
              </text:list-item>
              <text:list-item>
                <text:p>wp post create</text:p>
                <text:list>
                  <text:list-item>
                    <text:p>--post_title=""\</text:p>
                  </text:list-item>
                  <text:list-item>
                    <text:p>--post_status=""\</text:p>
                  </text:list-item>
                  <text:list-item>
                    <text:p>--post_date=""\</text:p>
                  </text:list-item>
                  <text:list-item>
                    <text:p>--post_content="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axonomyのセッ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投稿記事やattachmentの設定</text:p>
                <text:list>
                  <text:list-item>
                    <text:p>wp post term set $ID category $category</text:p>
                  </text:list-item>
                  <text:list-item>
                    <text:p>wp post term list $ID post_tag --format=cs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sou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2ality.com/2012/02/jsdom.html" xlink:type="simple">http://www.2ality.com/2012/02/jsdom.html</text:a></text:p>
              </text:list-item>
              <text:list-item>
                <text:p>https://www.npmjs.com/package/cs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4:31:09.148027473</meta:creation-date>
    <dc:date>2016-03-11T15:46:44.543694689</dc:date>
    <meta:editing-duration>PT9H48M35S</meta:editing-duration>
    <meta:editing-cycles>109</meta:editing-cycles>
    <meta:generator>LibreOffice/4.2.8.2$Linux_X86_64 LibreOffice_project/420m0$Build-2</meta:generator>
    <meta:document-statistic meta:object-count="89"/>
  </office:meta>
</office:document-meta>
</file>